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8">
      <style:paragraph-properties style:writing-mode="lr-tb"/>
    </style:style>
    <style:style style:name="P2" style:family="paragraph" style:parent-style-name="Preformatted_20_Text" style:list-style-name="L8">
      <style:paragraph-properties fo:margin-top="0cm" fo:margin-bottom="0.499cm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Handoff document from a session with ChatGPT5 Thinking, after it agreed that it's memory was breaking up due to heavy session load/tasks. <text:s/>A new session is asked to pick up where the old session, called “Migration plan status”, left off. <text:s/></text:span></text:p>
      <text:p text:style-name="Text_20_body"><text:span text:style-name="Strong_20_Emphasis"/></text:p>
      <text:p text:style-name="Text_20_body"><text:span text:style-name="Strong_20_Emphasis">Environment (Windows 11 + PowerShell 7):</text:span></text:p>
      <text:list xml:id="list5566921907113050707" text:style-name="L1">
        <text:list-item>
          <text:p text:style-name="P3">Repo: <text:span text:style-name="Source_20_Text">C:\Users\Chris\Documents\GitHub\CoCivium</text:span></text:p>
        </text:list-item>
        <text:list-item>
          <text:p text:style-name="P3">Downloads bundle: <text:span text:style-name="Source_20_Text">C:\Users\Chris\Downloads\cocivium_oneblocks.zip</text:span></text:p>
        </text:list-item>
        <text:list-item>
          <text:p text:style-name="P3">Runner: <text:span text:style-name="Source_20_Text">C:\Users\Chris\Downloads\run_cocivium_oneblocks.ps1</text:span> (works, but earlier hit a <text:span text:style-name="Source_20_Text">param</text:span> header error in one sub-script)</text:p>
        </text:list-item>
      </text:list>
      <text:p text:style-name="Text_20_body"><text:span text:style-name="Strong_20_Emphasis">Known repo state from last session:</text:span></text:p>
      <text:list xml:id="list9188676709018772146" text:style-name="L2">
        <text:list-item>
          <text:p text:style-name="P4">PR #68 merged (funding: OC guide + interim Sponsor URL).</text:p>
        </text:list-item>
        <text:list-item>
          <text:p text:style-name="P4">PR #69 open (Consenti c2 uplift).</text:p>
        </text:list-item>
        <text:list-item>
          <text:p text:style-name="P4">PR #70 open (Master backlog &amp; operating plan).</text:p>
        </text:list-item>
        <text:list-item>
          <text:p text:style-name="P4">Wiki is enabled and seeded (Home, Getting-Started, Decision-Flow, Roles, Domains, FAQ, Links).</text:p>
        </text:list-item>
        <text:list-item>
          <text:p text:style-name="P4">Temporary Sponsor points to DogsnHomes; README explains it’s temporary.</text:p>
        </text:list-item>
        <text:list-item>
          <text:p text:style-name="P4">Vision doc present: <text:span text:style-name="Source_20_Text">docs/vision/CoCivium_Vision.md</text:span></text:p>
        </text:list-item>
        <text:list-item>
          <text:p text:style-name="P4">Consenti scroll art present: <text:span text:style-name="Source_20_Text">assets/img/consenti-scroll.png</text:span></text:p>
        </text:list-item>
      </text:list>
      <text:p text:style-name="Text_20_body"><text:span text:style-name="Strong_20_Emphasis">Zip bundle contents (expected):</text:span></text:p>
      <text:list xml:id="list3620143979658853033" text:style-name="L3">
        <text:list-item>
          <text:p text:style-name="P5"><text:span text:style-name="Source_20_Text">preflight.ps1</text:span> (checks env)</text:p>
        </text:list-item>
        <text:list-item>
          <text:p text:style-name="P5"><text:span text:style-name="Source_20_Text">apply_master_backlog.ps1</text:span> (adds <text:span text:style-name="Source_20_Text">notes/master_backlog.md</text:span> &amp; PR)</text:p>
        </text:list-item>
        <text:list-item>
          <text:p text:style-name="P5"><text:span text:style-name="Source_20_Text">wiki_seed.ps1</text:span> + <text:span text:style-name="Source_20_Text">WIKI_HOME.md</text:span> (seed wiki)</text:p>
        </text:list-item>
        <text:list-item>
          <text:p text:style-name="P5"><text:span text:style-name="Source_20_Text">patch_wiki_domains.ps1</text:span> (append Finance link to wiki Domains page)</text:p>
        </text:list-item>
        <text:list-item>
          <text:p text:style-name="P5"><text:span text:style-name="Source_20_Text">create_finance_brief_pr.ps1</text:span> + <text:span text:style-name="Source_20_Text">FINANCE_BRIEF.md</text:span> (create <text:span text:style-name="Source_20_Text">domains/finance.md</text:span> + PR)</text:p>
        </text:list-item>
        <text:list-item>
          <text:p text:style-name="P5"><text:span text:style-name="Source_20_Text">labels_and_meta_issues.ps1</text:span> (creates labels + files two meta issues)</text:p>
        </text:list-item>
        <text:list-item>
          <text:p text:style-name="P5"><text:span text:style-name="Source_20_Text">style_paste_safety.ps1</text:span> (adds STYLE and stub policy bits)</text:p>
        </text:list-item>
        <text:list-item>
          <text:p text:style-name="P5"><text:span text:style-name="Source_20_Text">CHECKLIST.md</text:span>, <text:span text:style-name="Source_20_Text">README_FIRST.txt</text:span></text:p>
        </text:list-item>
      </text:list>
      <text:p text:style-name="Text_20_body"><text:span text:style-name="Strong_20_Emphasis">What I want you (ChatGPT) to do right now:</text:span></text:p>
      <text:list xml:id="list1155607945337813077" text:style-name="L4">
        <text:list-item>
          <text:p text:style-name="P6">Assume PowerShell 7 and paths above.</text:p>
        </text:list-item>
        <text:list-item>
          <text:p text:style-name="P6">If a script has a <text:span text:style-name="Source_20_Text">param(...)</text:span> that isn’t the very first line, fix it by moving <text:span text:style-name="Source_20_Text">param</text:span> to line 1 (classic PS gotcha).</text:p>
        </text:list-item>
        <text:list-item>
          <text:p text:style-name="P6"><text:soft-page-break/>Run the following <text:span text:style-name="Strong_20_Emphasis">in small, self-contained ONEBLOCKS</text:span>, each ≤150 lines, with:</text:p>
          <text:list>
            <text:list-item>
              <text:p text:style-name="P6"><text:span text:style-name="Source_20_Text">Set-StrictMode -Version Latest</text:span> and <text:span text:style-name="Source_20_Text">$ErrorActionPreference='Stop'</text:span></text:p>
            </text:list-item>
            <text:list-item>
              <text:p text:style-name="P6">No shell prompts (<text:span text:style-name="Source_20_Text">PS C:\…&gt;</text:span>), no <text:span text:style-name="Source_20_Text">&gt;&gt;</text:span></text:p>
            </text:list-item>
            <text:list-item>
              <text:p text:style-name="P6">Idempotent behavior (safe to re-run)</text:p>
            </text:list-item>
          </text:list>
        </text:list-item>
        <text:list-item>
          <text:p text:style-name="P6">Tasks (in order):</text:p>
          <text:list>
            <text:list-item>
              <text:p text:style-name="P6"><text:span text:style-name="Strong_20_Emphasis">Preflight</text:span>: verify git, gh auth, repo path, file probes for Vision &amp; Consenti image.</text:p>
            </text:list-item>
            <text:list-item>
              <text:p text:style-name="P6"><text:span text:style-name="Strong_20_Emphasis">Finance brief</text:span>: create <text:span text:style-name="Source_20_Text">domains/finance.md</text:span> (from embedded content) on a new branch and open a PR.</text:p>
            </text:list-item>
            <text:list-item>
              <text:p text:style-name="P6"><text:span text:style-name="Strong_20_Emphasis">Wiki update</text:span>: append “Finance &amp; Budgeting — see /domains/finance.md” to <text:span text:style-name="Source_20_Text">Domains.md</text:span> in the wiki repo if missing.</text:p>
            </text:list-item>
            <text:list-item>
              <text:p text:style-name="P6"><text:span text:style-name="Strong_20_Emphasis">Meta issues</text:span>: open two issues (“Paste-safety ONEBLOCKs” and “Instruction chopping”) and ensure labels <text:span text:style-name="Source_20_Text">ops</text:span>, <text:span text:style-name="Source_20_Text">content</text:span>, <text:span text:style-name="Source_20_Text">meta</text:span> exist.</text:p>
            </text:list-item>
          </text:list>
        </text:list-item>
        <text:list-item>
          <text:p text:style-name="P6">If the zip is incomplete or broken, regenerate missing files inline as part of the ONEBLOCKs (don’t rely on the bundle).</text:p>
        </text:list-item>
      </text:list>
      <text:p text:style-name="Text_20_body"><text:span text:style-name="Strong_20_Emphasis">Constraints for code you return:</text:span></text:p>
      <text:list xml:id="list4514214364864532437" text:style-name="L5">
        <text:list-item>
          <text:p text:style-name="P7">One fenced code block per step.</text:p>
        </text:list-item>
        <text:list-item>
          <text:p text:style-name="P7">No interactive prompts; fail fast with a clear message.</text:p>
        </text:list-item>
        <text:list-item>
          <text:p text:style-name="P7">Use only standard git/gh/PowerShell.</text:p>
        </text:list-item>
      </text:list>
      <text:p text:style-name="Text_20_body"><text:span text:style-name="Strong_20_Emphasis">Stretch goals (if time allows):</text:span></text:p>
      <text:list xml:id="list5324273181941690267" text:style-name="L6">
        <text:list-item>
          <text:p text:style-name="P8">Add <text:span text:style-name="Source_20_Text">docs/sources/annotated-bibliography.md</text:span> stub with 10 placeholder bullets (to be cited later).</text:p>
        </text:list-item>
        <text:list-item>
          <text:p text:style-name="P8">Add <text:span text:style-name="Source_20_Text">domains/_TEMPLATE.md</text:span> scaffold so future briefs are easy.</text:p>
        </text:list-item>
      </text:list>
      <text:p text:style-name="Text_20_body"/>
      <text:p text:style-name="Text_20_body"/>
      <text:p text:style-name="Text_20_body">Additional notes:</text:p>
      <text:p text:style-name="Text_20_body"/>
      <text:p text:style-name="Text_20_body">Here’s a clean, copy-pasteable addendum you can hand to the next session (and/or save as <text:span text:style-name="Source_20_Text">notes/HANDOFF_ADDENDUM.md</text:span>). It covers: why instructions got mangled, how to report it, what’s still outstanding, and where everything lives.</text:p>
      <text:h text:style-name="Heading_20_1" text:outline-level="1"><text:soft-page-break/>Why instructions kept breaking (what the next session should know)</text:h>
      <text:list xml:id="list2680423544512074692" text:style-name="L7">
        <text:list-item>
          <text:p text:style-name="P9"><text:span text:style-name="Strong_20_Emphasis">Context window churn:</text:span> very long chats force the model to drop earlier details. Symptom: we “forget” prior steps or repeat/reword plans.</text:p>
        </text:list-item>
        <text:list-item>
          <text:p text:style-name="P9"><text:span text:style-name="Strong_20_Emphasis">Message size / renderer truncation:</text:span> very long code blocks can be silently clipped by the UI. Symptom: the bottom of a block is missing.</text:p>
        </text:list-item>
        <text:list-item>
          <text:p text:style-name="P9"><text:span text:style-name="Strong_20_Emphasis">Prompt/paste pollution:</text:span> copying terminal prompts (<text:span text:style-name="Source_20_Text">PS C:\…&gt;</text:span>) or <text:span text:style-name="Source_20_Text">&gt;&gt;</text:span> continuations into PowerShell makes PS try to execute them as commands.</text:p>
        </text:list-item>
        <text:list-item>
          <text:p text:style-name="P9"><text:span text:style-name="Strong_20_Emphasis">PowerShell gotchas we hit:</text:span></text:p>
          <text:list>
            <text:list-item>
              <text:p text:style-name="P9"><text:span text:style-name="Source_20_Text">param(...)</text:span> must be the <text:span text:style-name="Emphasis">first</text:span> non-BOM line of a <text:span text:style-name="Source_20_Text">.ps1</text:span>.</text:p>
            </text:list-item>
            <text:list-item>
              <text:p text:style-name="P9">Regex: .NET doesn’t support <text:span text:style-name="Source_20_Text">\R</text:span> (use <text:span text:style-name="Source_20_Text">\r?\n</text:span>).</text:p>
            </text:list-item>
            <text:list-item>
              <text:p text:style-name="P9">Smart quotes / en-dashes from rich text can break scripts—normalize ASCII.</text:p>
            </text:list-item>
            <text:list-item>
              <text:p text:style-name="P9">Unclosed fences (e.g., ```mermaid) cause PS to receive partial here-strings.</text:p>
            </text:list-item>
            <text:list-item>
              <text:p text:style-name="P9">CRLF vs LF sometimes changed by git filters; keep consistent.</text:p>
            </text:list-item>
          </text:list>
        </text:list-item>
      </text:list>
      <text:h text:style-name="Heading_20_2" text:outline-level="2">Paste-safety rules the next session should follow</text:h>
      <text:list xml:id="list4121927291349154274" text:style-name="L8">
        <text:list-item>
          <text:p text:style-name="P10">Use small <text:span text:style-name="Strong_20_Emphasis">ONEBLOCKs</text:span> (≤120 lines, ≤10 KB). One task per block.</text:p>
        </text:list-item>
        <text:list-item>
          <text:p text:style-name="P10">Never include shell prompts or <text:span text:style-name="Source_20_Text">&gt;&gt;</text:span> in code. Only the code.</text:p>
        </text:list-item>
        <text:list-item>
          <text:p text:style-name="P10">Start scripts with:</text:p>
          <text:list>
            <text:list-item>
              <text:p text:style-name="P10"><text:span text:style-name="Source_20_Text">param(...)</text:span> as line 1 (if used)</text:p>
            </text:list-item>
            <text:list-item>
              <text:p text:style-name="P10"><text:span text:style-name="Source_20_Text">Set-StrictMode -Version Latest</text:span></text:p>
            </text:list-item>
            <text:list-item>
              <text:p text:style-name="P10"><text:span text:style-name="Source_20_Text">$ErrorActionPreference='Stop'</text:span></text:p>
            </text:list-item>
          </text:list>
        </text:list-item>
        <text:list-item>
          <text:p text:style-name="P10">End every fenced block; avoid trailing unmatched quotes/backticks.</text:p>
        </text:list-item>
        <text:list-item>
          <text:p text:style-name="P10">Prefer PowerShell <text:span text:style-name="Strong_20_Emphasis">here-strings</text:span> for multi-file content:</text:p>
          <text:p text:style-name="P1"><text:span text:style-name="Source_20_Text">@'</text:span></text:p>
          <text:p text:style-name="P1"><text:span text:style-name="Source_20_Text">(markdown content)</text:span></text:p>
          <text:p text:style-name="P2"><text:span text:style-name="Source_20_Text">'@ | Set-Content path -Encoding UTF8</text:span></text:p>
        </text:list-item>
        <text:list-item>
          <text:p text:style-name="P10">Print a tiny banner at start/end of each block (<text:span text:style-name="Source_20_Text">Write-Host "[BEGIN: WIKI-SEED v1]"</text:span> … <text:span text:style-name="Source_20_Text">[END: WIKI-SEED v1]"</text:span>) so the user can see if truncation occurred.</text:p>
        </text:list-item>
      </text:list>
      <text:h text:style-name="Heading_20_1" text:outline-level="1"><text:soft-page-break/>Bug report the next session can file (you can paste this as a GitHub issue)</text:h>
      <text:p text:style-name="Text_20_body"><text:span text:style-name="Strong_20_Emphasis">Title:</text:span> Instruction blocks are intermittently truncated or polluted in long sessions (PowerShell pastes fail)</text:p>
      <text:p text:style-name="Text_20_body"><text:span text:style-name="Strong_20_Emphasis">Environment:</text:span></text:p>
      <text:list xml:id="list7456611291380795567" text:style-name="L9">
        <text:list-item>
          <text:p text:style-name="P11">Windows 11, PowerShell 7</text:p>
        </text:list-item>
        <text:list-item>
          <text:p text:style-name="P11">Repo: <text:span text:style-name="Source_20_Text">C:\Users\Chris\Documents\GitHub\CoCivium</text:span></text:p>
        </text:list-item>
        <text:list-item>
          <text:p text:style-name="P11">Chat client: ChatGPT (long multi-hour session)</text:p>
        </text:list-item>
      </text:list>
      <text:p text:style-name="Text_20_body"><text:span text:style-name="Strong_20_Emphasis">What happens:</text:span></text:p>
      <text:list xml:id="list3790997186224628140" text:style-name="L10">
        <text:list-item>
          <text:p text:style-name="P12">Long code blocks arrive with the bottom chopped off, or stray prompt lines (<text:span text:style-name="Source_20_Text">PS C:\…&gt;</text:span>, <text:span text:style-name="Source_20_Text">&gt;&gt;</text:span>) appear inside code, causing PowerShell parser errors (<text:span text:style-name="Source_20_Text">Missing expression after unary operator '-'</text:span>, “term '&gt;&gt;' is not recognized”, <text:span text:style-name="Source_20_Text">param … not recognized</text:span>).</text:p>
        </text:list-item>
      </text:list>
      <text:p text:style-name="Text_20_body"><text:span text:style-name="Strong_20_Emphasis">Examples:</text:span></text:p>
      <text:list xml:id="list768123482189396619" text:style-name="L11">
        <text:list-item>
          <text:p text:style-name="P13"><text:span text:style-name="Source_20_Text">Invalid pattern '\R'</text:span> from a suggested regex.</text:p>
        </text:list-item>
        <text:list-item>
          <text:p text:style-name="P13">Mermaid fences missing the closing ``` resulting in <text:span text:style-name="Source_20_Text">^C</text:span> artifacts in the paste.</text:p>
        </text:list-item>
        <text:list-item>
          <text:p text:style-name="P13"><text:span text:style-name="Source_20_Text">param</text:span> not on line 1 of a <text:span text:style-name="Source_20_Text">.ps1</text:span> created from a pasted block.</text:p>
        </text:list-item>
        <text:list-item>
          <text:p text:style-name="P13">Transcript shows UI duplicated the prompt line multiple times before code.</text:p>
        </text:list-item>
      </text:list>
      <text:p text:style-name="Text_20_body"><text:span text:style-name="Strong_20_Emphasis">Expected:</text:span></text:p>
      <text:list xml:id="list6762698023118919044" text:style-name="L12">
        <text:list-item>
          <text:p text:style-name="P14">Code blocks delivered intact, with no prompts inside; large blocks chunked reliably.</text:p>
        </text:list-item>
      </text:list>
      <text:p text:style-name="Text_20_body"><text:span text:style-name="Strong_20_Emphasis">Repro (typical):</text:span></text:p>
      <text:list xml:id="list1690975253668410391" text:style-name="L13">
        <text:list-item>
          <text:p text:style-name="P15">Ask for a 200–300 line instruction batch with multiple fenced blocks.</text:p>
        </text:list-item>
        <text:list-item>
          <text:p text:style-name="P15">Copy/paste into PS7; parser errors appear where the block was truncated or polluted.</text:p>
        </text:list-item>
      </text:list>
      <text:p text:style-name="Text_20_body"><text:span text:style-name="Strong_20_Emphasis">Workarounds we found:</text:span></text:p>
      <text:list xml:id="list2989688351955937352" text:style-name="L14">
        <text:list-item>
          <text:p text:style-name="P16">Split tasks into ≤120-line ONEBLOCKs; no prompts; here-strings; <text:span text:style-name="Source_20_Text">param</text:span> at line 1; ASCII quotes; explicit begin/end banners.</text:p>
        </text:list-item>
      </text:list>
      <text:p text:style-name="Text_20_body"><text:span text:style-name="Strong_20_Emphasis">Request:</text:span></text:p>
      <text:list xml:id="list6750544050079229723" text:style-name="L15">
        <text:list-item>
          <text:p text:style-name="P17">Improve long-message chunking and preserve fenced blocks verbatim; or automatically split oversized blocks.</text:p>
        </text:list-item>
        <text:list-item>
          <text:p text:style-name="P17">Provide a visible “message clipped” warning if truncation occurs.</text:p>
        </text:list-item>
      </text:list>
      <text:h text:style-name="Heading_20_1" text:outline-level="1"><text:soft-page-break/>Outstanding items to pass on (P0 first)</text:h>
      <text:p text:style-name="Text_20_body"><text:span text:style-name="Strong_20_Emphasis">P0 (do next):</text:span></text:p>
      <text:list xml:id="list602099379090569434" text:style-name="L16">
        <text:list-item>
          <text:p text:style-name="P18">? <text:span text:style-name="Strong_20_Emphasis">PRs:</text:span> Review/merge <text:span text:style-name="Strong_20_Emphasis">#69</text:span> (Consenti c2 uplift) and <text:span text:style-name="Strong_20_Emphasis">#70</text:span> (Master backlog &amp; plan).</text:p>
        </text:list-item>
        <text:list-item>
          <text:p text:style-name="P18">? <text:span text:style-name="Strong_20_Emphasis">Finance domain brief:</text:span> Create <text:span text:style-name="Source_20_Text">domains/finance.md</text:span> from the c1 draft (we attempted; paste got cut).</text:p>
        </text:list-item>
        <text:list-item>
          <text:p text:style-name="P18">?￯ﾸﾏ <text:span text:style-name="Strong_20_Emphasis">Wiki Domains:</text:span> Append an entry that links to <text:span text:style-name="Source_20_Text">domains/finance.md</text:span>.</text:p>
        </text:list-item>
        <text:list-item>
          <text:p text:style-name="P18">? <text:span text:style-name="Strong_20_Emphasis">Mermaid fix:</text:span> The earlier diagram snippet under <text:span text:style-name="Source_20_Text">docs/diagrams/</text:span> was missing a closing fence—add a clean <text:span text:style-name="Source_20_Text">governance_flow.mmd</text:span> and embed where referenced.</text:p>
        </text:list-item>
        <text:list-item>
          <text:p text:style-name="P18">? <text:span text:style-name="Strong_20_Emphasis">Link-check CI:</text:span> Confirm <text:span text:style-name="Source_20_Text">.lychee.toml</text:span> excludes <text:span text:style-name="Source_20_Text">opencollective.com/cocivium*</text:span> and <text:span text:style-name="Source_20_Text">dogsnhomes.org.uk/*</text:span> (already added) and that the action runs green on <text:span text:style-name="Source_20_Text">main</text:span>.</text:p>
        </text:list-item>
        <text:list-item>
          <text:p text:style-name="P18">? <text:span text:style-name="Strong_20_Emphasis">Open Collective:</text:span> Not created yet. Follow <text:span text:style-name="Source_20_Text">docs/funding/OPEN_COLLECTIVE.md</text:span> → choose fiscal host, create <text:span text:style-name="Source_20_Text">cocivium</text:span>, test $1.</text:p>
          <text:list>
            <text:list-item>
              <text:p text:style-name="P18">When live: change <text:span text:style-name="Source_20_Text">.github/FUNDING.yml</text:span> to <text:span text:style-name="Source_20_Text">open_collective: cocivium</text:span>, remove temporary DogsnHomes callouts/badge.</text:p>
            </text:list-item>
          </text:list>
        </text:list-item>
      </text:list>
      <text:p text:style-name="Text_20_body"><text:span text:style-name="Strong_20_Emphasis">P1 (soon):</text:span></text:p>
      <text:list xml:id="list3800728422581392747" text:style-name="L17">
        <text:list-item>
          <text:p text:style-name="P19">? <text:span text:style-name="Strong_20_Emphasis">Citations hub:</text:span> Create <text:span text:style-name="Source_20_Text">docs/sources/annotated-bibliography.md</text:span> (10 starter refs, 1–2 line annotations).</text:p>
        </text:list-item>
        <text:list-item>
          <text:p text:style-name="P19">? <text:span text:style-name="Strong_20_Emphasis">Comparable initiatives:</text:span> <text:span text:style-name="Source_20_Text">docs/sources/comparable-initiatives.md</text:span> (what to learn, not marketing).</text:p>
        </text:list-item>
        <text:list-item>
          <text:p text:style-name="P19">? <text:span text:style-name="Strong_20_Emphasis">Two more domain briefs:</text:span> <text:span text:style-name="Source_20_Text">domains/identity_privacy.md</text:span>, <text:span text:style-name="Source_20_Text">domains/public_records.md</text:span> (pattern: context → risks → practices → experiments → measures).</text:p>
        </text:list-item>
        <text:list-item>
          <text:p text:style-name="P19">? <text:span text:style-name="Strong_20_Emphasis">Stub hygiene:</text:span> Run <text:span text:style-name="Source_20_Text">scripts/stubscan.ps1</text:span>, bump any canonical file &lt;500 bytes to the minimum.</text:p>
        </text:list-item>
        <text:list-item>
          <text:p text:style-name="P19">? <text:span text:style-name="Strong_20_Emphasis">CI quality:</text:span> Add <text:span text:style-name="Source_20_Text">markdownlint</text:span> + <text:span text:style-name="Source_20_Text">codespell</text:span> Actions and a small <text:span text:style-name="Source_20_Text">docs/lexicon/words.txt</text:span>.</text:p>
        </text:list-item>
      </text:list>
      <text:p text:style-name="Text_20_body"><text:span text:style-name="Strong_20_Emphasis">P2 (nice-to-have):</text:span></text:p>
      <text:list xml:id="list5404601228928484034" text:style-name="L18">
        <text:list-item>
          <text:p text:style-name="P20">? <text:span text:style-name="Strong_20_Emphasis">Monthly notes:</text:span> <text:span text:style-name="Source_20_Text">notes/finances/2025-08.md</text:span> scaffold (inflow/outflow/cash on hand).</text:p>
        </text:list-item>
        <text:list-item>
          <text:p text:style-name="P20">? <text:span text:style-name="Strong_20_Emphasis">Domains template:</text:span> <text:span text:style-name="Source_20_Text">domains/_TEMPLATE.md</text:span> (so future briefs are fast).</text:p>
        </text:list-item>
        <text:list-item>
          <text:p text:style-name="P20">?￯ﾸﾏ <text:span text:style-name="Strong_20_Emphasis">“Adopt this Charter”</text:span> snippet in <text:span text:style-name="Source_20_Text">scroll/Cognocarta_Consenti.md</text:span>, plus a review cadence note.</text:p>
        </text:list-item>
      </text:list>
      <text:h text:style-name="Heading_20_1" text:outline-level="1"><text:soft-page-break/>Pointers &amp; references for the next session</text:h>
      <text:p text:style-name="Text_20_body"><text:span text:style-name="Strong_20_Emphasis">Repo &amp; artifacts</text:span></text:p>
      <text:list xml:id="list7485047627290363117" text:style-name="L19">
        <text:list-item>
          <text:p text:style-name="P21">Repo root: <text:span text:style-name="Source_20_Text">C:\Users\Chris\Documents\GitHub\CoCivium</text:span></text:p>
        </text:list-item>
        <text:list-item>
          <text:p text:style-name="P21">Vision: <text:span text:style-name="Source_20_Text">docs/vision/CoCivium_Vision.md</text:span></text:p>
        </text:list-item>
        <text:list-item>
          <text:p text:style-name="P21">Consenti: <text:span text:style-name="Source_20_Text">scroll/Cognocarta_Consenti.md</text:span> (c2) + art <text:span text:style-name="Source_20_Text">assets/img/consenti-scroll.png</text:span></text:p>
        </text:list-item>
        <text:list-item>
          <text:p text:style-name="P21">Funding policy: <text:span text:style-name="Source_20_Text">docs/FUNDING.md</text:span></text:p>
        </text:list-item>
        <text:list-item>
          <text:p text:style-name="P21">OC setup guide: <text:span text:style-name="Source_20_Text">docs/funding/OPEN_COLLECTIVE.md</text:span></text:p>
        </text:list-item>
        <text:list-item>
          <text:p text:style-name="P21">Style guide: <text:span text:style-name="Source_20_Text">docs/STYLE.md</text:span> (includes stub policy)</text:p>
        </text:list-item>
        <text:list-item>
          <text:p text:style-name="P21">Stub scanner: <text:span text:style-name="Source_20_Text">scripts/stubscan.ps1</text:span></text:p>
        </text:list-item>
        <text:list-item>
          <text:p text:style-name="P21">CI link check: <text:span text:style-name="Source_20_Text">.github/workflows/link-check.yml</text:span> with <text:span text:style-name="Source_20_Text">.lychee.toml</text:span></text:p>
        </text:list-item>
        <text:list-item>
          <text:p text:style-name="P21">Master backlog (PR #70): <text:span text:style-name="Source_20_Text">notes/master_backlog.md</text:span></text:p>
        </text:list-item>
      </text:list>
      <text:p text:style-name="Text_20_body"><text:span text:style-name="Strong_20_Emphasis">Wiki</text:span></text:p>
      <text:list xml:id="list1593400887847892156" text:style-name="L20">
        <text:list-item>
          <text:p text:style-name="P22">Enabled and seeded (Home, Getting-Started, Decision-Flow, Roles, Domains, FAQ, Links).</text:p>
        </text:list-item>
        <text:list-item>
          <text:p text:style-name="P22">URL: <text:span text:style-name="Source_20_Text">https://github.com/rickballard/CoCivium/wiki</text:span></text:p>
        </text:list-item>
      </text:list>
      <text:p text:style-name="Text_20_body"><text:span text:style-name="Strong_20_Emphasis">Sponsor state</text:span></text:p>
      <text:list xml:id="list3762207993406851656" text:style-name="L21">
        <text:list-item>
          <text:p text:style-name="P23"><text:span text:style-name="Source_20_Text">.github/FUNDING.yml</text:span> currently set to the DogsnHomes URL (temporary).</text:p>
        </text:list-item>
        <text:list-item>
          <text:p text:style-name="P23">README contains a clear temporary notice + (optional) badge note.</text:p>
        </text:list-item>
      </text:list>
      <text:p text:style-name="Text_20_body"><text:span text:style-name="Strong_20_Emphasis">Open PRs to look at quickly</text:span></text:p>
      <text:list xml:id="list7409843694540115287" text:style-name="L22">
        <text:list-item>
          <text:p text:style-name="P24"><text:span text:style-name="Source_20_Text">#69</text:span> — Consenti c2 uplift</text:p>
        </text:list-item>
        <text:list-item>
          <text:p text:style-name="P24"><text:span text:style-name="Source_20_Text">#70</text:span> — Master backlog &amp; operating plan</text:p>
        </text:list-item>
      </text:list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8-14T04:32:27.80</meta:creation-date>
    <dc:date>2025-08-14T04:38:15.29</dc:date>
    <dc:creator>Rick Ballard</dc:creator>
    <meta:editing-duration>PT5M4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6" meta:paragraph-count="129" meta:word-count="1252" meta:character-count="8385"/>
  </office:meta>
</office:document-meta>
</file>